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aram_config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Params</text:p>
          </table:table-cell>
          <table:table-cell table:style-name="ce3" office:value-type="string" calcext:value-type="string" table:number-columns-spanned="3" table:number-rows-spanned="1">
            <text:p>Possible Values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Test Value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fusion</text:p>
          </table:table-cell>
          <table:table-cell/>
          <table:table-cell office:value-type="string" calcext:value-type="string">
            <text:p>gray</text:p>
          </table:table-cell>
          <table:table-cell table:number-columns-repeated="2"/>
          <table:table-cell table:formula="of:=COUNTA([.F2:.H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UNTA([.F3:.H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…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formula="of:=COUNTA([.F4:.H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t_toler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COUNTA([.F5:.H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gaussian</text:p>
          </table:table-cell>
          <table:table-cell table:number-columns-repeated="2"/>
          <table:table-cell table:formula="of:=COUNTA([.F6:.H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oth_sz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…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A([.F7:.H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_dist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…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COUNTA([.F8: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_obj_sz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number-columns-repeated="2"/>
          <table:table-cell table:formula="of:=COUNTA([.F9:.H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_ratio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0.41" calcext:value-type="float">
            <text:p>0.41</text:p>
          </table:table-cell>
          <table:table-cell table:number-columns-repeated="2"/>
          <table:table-cell table:formula="of:=COUNTA([.F10:.H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median</text:p>
          </table:table-cell>
          <table:table-cell/>
          <table:table-cell office:value-type="string" calcext:value-type="string">
            <text:p>closing</text:p>
          </table:table-cell>
          <table:table-cell table:number-columns-repeated="2"/>
          <table:table-cell table:formula="of:=COUNTA([.F11:.H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t_sz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…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UNTA([.F12:.H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ge_al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verlap rect</text:p>
          </table:table-cell>
          <table:table-cell office:value-type="string" calcext:value-type="string">
            <text:p>group rect</text:p>
          </table:table-cell>
          <table:table-cell/>
          <table:table-cell office:value-type="string" calcext:value-type="string">
            <text:p>overlap rect</text:p>
          </table:table-cell>
          <table:table-cell table:number-columns-repeated="2"/>
          <table:table-cell table:formula="of:=COUNTA([.F13: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ge_margin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…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COUNTA([.F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…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COUNTA([.F15:.H1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_thresh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…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COUNTA([.F16:.H16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4" table:formula="of:=PRODUCT([.I2:.I16])" office:value-type="float" office:value="216" calcext:value-type="float">
            <text:p>216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untime_estim" table:style-name="ta1">
        <table:table-column table:style-name="co2" table:number-columns-repeated="8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1">
            <text:p>Validation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Test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</text:p>
          </table:table-cell>
          <table:table-cell table:formula="of:=SUM([.B2:.B12])" office:value-type="float" office:value="2818" calcext:value-type="float">
            <text:p>2818</text:p>
          </table:table-cell>
          <table:table-cell table:formula="of:=[.B13]/2/60" office:value-type="float" office:value="23.4833333333333" calcext:value-type="float">
            <text:p>23.4833333333</text:p>
          </table:table-cell>
          <table:table-cell/>
          <table:table-cell table:formula="of:=SUM([.E2:.E12])" office:value-type="float" office:value="5578" calcext:value-type="float">
            <text:p>5578</text:p>
          </table:table-cell>
          <table:table-cell table:formula="of:=[.E13]/2/60" office:value-type="float" office:value="46.4833333333333" calcext:value-type="float">
            <text:p>46.4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table:formula="of:=[.B14]*1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14]*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(hours)</text:p>
          </table:table-cell>
          <table:table-cell/>
          <table:table-cell table:formula="of:=[.C13]+[.C14]" office:value-type="float" office:value="26.4833333333333" calcext:value-type="float">
            <text:p>26.4833333333</text:p>
          </table:table-cell>
          <table:table-cell table:formula="of:=[.C15]*3600" office:value-type="float" office:value="95340" calcext:value-type="float">
            <text:p>95340</text:p>
          </table:table-cell>
          <table:table-cell/>
          <table:table-cell table:formula="of:=[.F13]+[.F14]" office:value-type="float" office:value="50.4833333333333" calcext:value-type="float">
            <text:p>50.483333333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24*26.5/5/24" office:value-type="float" office:value="5.3" calcext:value-type="float">
            <text:p>5.3</text:p>
          </table:table-cell>
        </table:table-row>
      </table:table>
      <table:table table:name="ROC_valid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0:58:15.712433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4:14:02.642440962</meta:creation-date>
    <dc:date>2017-05-31T09:19:15.435213311</dc:date>
    <meta:editing-duration>P1DT12H44M57S</meta:editing-duration>
    <meta:editing-cycles>4</meta:editing-cycles>
    <meta:generator>LibreOffice/5.1.6.2$Linux_X86_64 LibreOffice_project/10m0$Build-2</meta:generator>
    <meta:document-statistic meta:table-count="3" meta:cell-count="147" meta:object-count="0"/>
  </office:meta>
</office:document-meta>
</file>